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3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1. Namnrym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4. Browser-kompatibilit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5. Fönstren går att flytta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string">
            <text:p>16. Fönstren går att ändra storlek på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number-columns-repeated="1017"/>
        </table:table-row>
        <table:table-row table:style-name="ro3">
          <table:table-cell office:value-type="string">
            <text:p>17. Context-Meny Memory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.5">
            <text:p>2,5</text:p>
          </table:table-cell>
          <table:table-cell table:number-columns-repeated="1017"/>
        </table:table-row>
        <table:table-row table:style-name="ro3">
          <table:table-cell office:value-type="string">
            <text:p>18. Context-Meny Rss-läsare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3">
            <text:p>13</text:p>
          </table:table-cell>
          <table:table-cell table:style-name="ce6" table:formula="of:=[.D4]+[.D5]+[.D6]+[.D7]+[.D8]+[.D9]" office:value-type="float" office:value="10">
            <text:p>10</text:p>
          </table:table-cell>
          <table:table-cell table:style-name="ce6" table:formula="of:=[.E4]+[.E5]+[.E6]+[.E7]+[.E8]+[.E9]" office:value-type="float" office:value="9">
            <text:p>9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8.5">
            <text:p>8,5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3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10.01.2014</text:date>, <text:time>22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10T22:00:55.94</dc:date>
    <meta:editing-duration>PT51H53M31S</meta:editing-duration>
    <meta:editing-cycles>47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